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16cm" svg:height="1cm" svg:x="2.1cm" svg:y="3.9cm">
          <text:p text:style-name="P1"><text:span text:style-name="T1">発信元</text:span><text:span text:style-name="T1">IP</text:span><text:span text:style-name="T1">アドレス</text:span></text:p>
        </draw:rect>
        <draw:rect draw:style-name="gr1" draw:text-style-name="P2" draw:layer="layout" svg:width="16cm" svg:height="1cm" svg:x="2.1cm" svg:y="4.9cm">
          <text:p text:style-name="P1"><text:span text:style-name="T1">宛先</text:span><text:span text:style-name="T1">IP</text:span><text:span text:style-name="T1">アドレス</text:span></text:p>
        </draw:rect>
        <draw:rect draw:style-name="gr1" draw:text-style-name="P2" draw:layer="layout" svg:width="4cm" svg:height="1cm" svg:x="2.1cm" svg:y="5.9cm">
          <text:p text:style-name="P1"><text:span text:style-name="T1">ゼロ</text:span></text:p>
        </draw:rect>
        <draw:rect draw:style-name="gr1" draw:text-style-name="P3" draw:layer="layout" svg:width="4cm" svg:height="1cm" svg:x="6.1cm" svg:y="5.9cm">
          <text:p text:style-name="P3">プロトコル</text:p>
          <text:p text:style-name="P3">UDP=6 <text:s/>TCP=17</text:p>
        </draw:rect>
        <draw:rect draw:style-name="gr1" draw:text-style-name="P2" draw:layer="layout" svg:width="8cm" svg:height="1cm" svg:x="10.1cm" svg:y="5.9cm">
          <text:p text:style-name="P1"><text:span text:style-name="T1">データ長</text:span></text:p>
        </draw:rect>
        <draw:frame draw:style-name="gr2" draw:text-style-name="P4" draw:layer="layout" svg:width="0.777cm" svg:height="0.806cm" svg:x="2.1cm" svg:y="3cm">
          <draw:text-box>
            <text:p><text:span text:style-name="T1">0</text:span></text:p>
          </draw:text-box>
        </draw:frame>
        <draw:frame draw:style-name="gr2" draw:text-style-name="P4" draw:layer="layout" svg:width="0.777cm" svg:height="0.806cm" svg:x="5.437cm" svg:y="3cm">
          <draw:text-box>
            <text:p><text:span text:style-name="T1">7</text:span></text:p>
          </draw:text-box>
        </draw:frame>
        <draw:frame draw:style-name="gr2" draw:text-style-name="P4" draw:layer="layout" svg:width="0.777cm" svg:height="0.806cm" svg:x="6.2cm" svg:y="3cm">
          <draw:text-box>
            <text:p><text:span text:style-name="T1">8</text:span></text:p>
          </draw:text-box>
        </draw:frame>
        <draw:frame draw:style-name="gr2" draw:text-style-name="P4" draw:layer="layout" svg:width="1.052cm" svg:height="0.806cm" svg:x="9cm" svg:y="3cm">
          <draw:text-box>
            <text:p><text:span text:style-name="T1">15</text:span></text:p>
          </draw:text-box>
        </draw:frame>
        <draw:frame draw:style-name="gr2" draw:text-style-name="P4" draw:layer="layout" svg:width="1.052cm" svg:height="0.806cm" svg:x="10.1cm" svg:y="3.047cm">
          <draw:text-box>
            <text:p><text:span text:style-name="T1">16</text:span></text:p>
          </draw:text-box>
        </draw:frame>
        <draw:frame draw:style-name="gr2" draw:text-style-name="P4" draw:layer="layout" svg:width="1.052cm" svg:height="0.806cm" svg:x="17.1cm" svg:y="3cm">
          <draw:text-box>
            <text:p><text:span text:style-name="T1">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6T19:45:18.04</meta:creation-date>
    <dc:date>2011-12-06T23:06:53.20</dc:date>
    <meta:editing-duration>PT00H12M39S</meta:editing-duration>
    <meta:editing-cycles>5</meta:editing-cycles>
    <meta:generator>OpenOffice.org/3.2$Win32 OpenOffice.org_project/320m18$Build-9502</meta:generator>
    <meta:document-statistic meta:object-count="11"/>
  </office:meta>
</office:document-meta>
</file>